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400000014B603FFCC25E521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1caf" officeooo:paragraph-rsid="001e5c5b"/>
    </style:style>
    <style:style style:name="P2" style:family="paragraph" style:parent-style-name="Text_20_body">
      <style:text-properties officeooo:paragraph-rsid="001e5c5b"/>
    </style:style>
    <style:style style:name="P3" style:family="paragraph" style:parent-style-name="Text_20_body">
      <style:text-properties officeooo:rsid="0019f41e" officeooo:paragraph-rsid="0020afb8"/>
    </style:style>
    <style:style style:name="P4" style:family="paragraph" style:parent-style-name="Text_20_body">
      <style:text-properties officeooo:paragraph-rsid="0020afb8"/>
    </style:style>
    <style:style style:name="P5" style:family="paragraph" style:parent-style-name="Horizontal_20_Line">
      <style:text-properties officeooo:paragraph-rsid="0020afb8"/>
    </style:style>
    <style:style style:name="T1" style:family="text">
      <style:text-properties officeooo:rsid="001c64be"/>
    </style:style>
    <style:style style:name="T2" style:family="text">
      <style:text-properties fo:font-style="italic" fo:font-weight="bold" officeooo:rsid="001c64be" style:font-style-asian="italic" style:font-weight-asian="bold" style:font-style-complex="italic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20a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x="6.55in" svg:y="-0.1in" svg:width="0.1402in" svg:height="0.1402in" draw:z-index="0"><draw:image xlink:href="Pictures/100000000000001400000014B603FFCC25E52139.png" xlink:type="simple" xlink:show="embed" xlink:actuate="onLoad" loext:mime-type="image/png"/></draw:frame><text:span text:style-name="T3">Fallout 76 – Vendor Record</text:span></text:p>
      <text:p text:style-name="P3"><text:span text:style-name="T4">Character: </text:span>_________________ <text:s/>Platform: ________ <text:s/>Start: _____________ <text:s/><text:span text:style-name="T4">End: </text:span>_____________</text:p>
      <text:p text:style-name="Horizontal_20_Line"><text:span text:style-name="T1">responders</text:span></text:p>
      <text:p text:style-name="P2"/>
      <text:p text:style-name="P2"/>
      <text:p text:style-name="P2"/>
      <text:p text:style-name="P5"><text:span text:style-name="T1">raiders</text:span></text:p>
      <text:p text:style-name="P4"/>
      <text:p text:style-name="P4"/>
      <text:p text:style-name="P4"/>
      <text:p text:style-name="P5"><text:span text:style-name="T1">whitespring resort</text:span></text:p>
      <text:p text:style-name="P2"/>
      <text:p text:style-name="P2"/>
      <text:p text:style-name="P2"/>
      <text:p text:style-name="P5"><text:span text:style-name="T1">enclave @ whitespring bunker</text:span></text:p>
      <text:p text:style-name="P4"/>
      <text:p text:style-name="P4"/>
      <text:p text:style-name="P4"/>
      <text:p text:style-name="Horizontal_20_Line"><text:span text:style-name="T1">harpers ferry</text:span></text:p>
      <text:p text:style-name="P2"/>
      <text:p text:style-name="P2"/>
      <text:p text:style-name="P2"/>
      <text:p text:style-name="P5"><text:span text:style-name="T1">grahm &amp; watoga station</text:span></text:p>
      <text:p text:style-name="P4"/>
      <text:p text:style-name="P4"/>
      <text:p text:style-name="P4"/>
      <text:p text:style-name="P5">bro<text:span text:style-name="T1">ther</text:span>hood <text:span text:style-name="T1">@ </text:span>watoga <text:span text:style-name="T1">shopping plaz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8pt" style:font-size-asian="8pt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eritz</meta:initial-creator>
    <meta:creation-date>2019-02-02T20:01:46.063952701</meta:creation-date>
    <dc:date>2019-02-28T12:08:05.991109551</dc:date>
    <dc:creator>Chris Koeritz</dc:creator>
    <meta:editing-duration>PT34M1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31" meta:character-count="249" meta:non-whitespace-character-count="223"/>
  </office:meta>
</office:document-meta>
</file>